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6.826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4.27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4.27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40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5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6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7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4.275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4.282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2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start="Arrow" draw:marker-start-width="0.305cm" draw:marker-end="Arrow" draw:marker-end-width="0.203cm" draw:fill="none" draw:textarea-vertical-align="middle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1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4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076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4.775cm" svg:height="0.61cm" svg:x="11.339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719cm" svg:height="1.447cm" svg:x="17.206cm" svg:y="17.488cm">
          <text:list text:style-name="L3">
            <text:list-header>
              <text:p text:style-name="P4"><text:span text:style-name="T1">5. SYNC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4.545cm" svg:height="1.447cm" svg:x="6.037cm" svg:y="17.648cm">
          <text:list text:style-name="L3">
            <text:list-header>
              <text:p text:style-name="P4"><text:span text:style-name="T1">1. Archiving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49cm" svg:height="1.447cm" svg:x="27.53cm" svg:y="17.636cm">
          <text:list text:style-name="L3">
            <text:list-header>
              <text:p text:style-name="P4"><text:span text:style-name="T1">6. Retrieval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4.775cm" svg:height="0.61cm" svg:x="21.955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2.868cm" svg:height="0.854cm" svg:x="17.875cm" svg:y="11.178cm">
          <text:list text:style-name="L3">
            <text:list-item>
              <text:p text:style-name="P9"><text:span text:style-name="T1">Feder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9" draw:layer="layout" svg:width="9.423cm" svg:height="1.346cm" svg:x="14.3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2.868cm" svg:height="0.854cm" svg:x="17.719cm" svg:y="5.643cm">
          <text:list text:style-name="L3">
            <text:list-header>
              <text:p text:style-name="P4"><text:span text:style-name="T1">Feder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1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2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3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7.961cm" svg:height="0.854cm" svg:x="2.114cm" svg:y="22.24cm">
          <text:list text:style-name="L3">
            <text:list-item>
              <text:p text:style-name="P24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5" draw:layer="layout" svg:width="8.016cm" svg:height="0.854cm" svg:x="2.114cm" svg:y="23.162cm">
          <text:list text:style-name="L3">
            <text:list-item>
              <text:p text:style-name="P24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7" draw:layer="layout" svg:width="1.713cm" svg:height="0.854cm" svg:x="12.907cm" svg:y="12.5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27" draw:layer="layout" svg:width="2.894cm" svg:height="0.854cm" svg:x="22.919cm" svg:y="12.5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" draw:text-style-name="P22" draw:layer="layout" draw:type="line" svg:x1="5.701cm" svg:y1="19.111cm" svg:x2="11.339cm" svg:y2="19.096cm" draw:start-shape="id1" draw:start-glue-point="1" draw:end-shape="id3" svg:d="M5701 19111l5638-15" svg:viewBox="0 0 5639 16">
          <text:p/>
        </draw:connector>
        <draw:custom-shape draw:style-name="gr36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22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40" draw:text-style-name="P22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41" draw:text-style-name="P21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2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5" draw:text-style-name="P22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6" draw:text-style-name="P22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ustom-shape draw:style-name="gr47" draw:text-style-name="P30" draw:layer="layout" svg:width="4.775cm" svg:height="0.61cm" svg:x="0.671cm" svg:y="19.57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0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8" draw:text-style-name="P30" draw:layer="layout" svg:width="4.782cm" svg:height="0.61cm" svg:x="32.641cm" svg:y="19.5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0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draw:layer="layout" svg:width="10.548cm" svg:height="0.854cm" svg:x="14.966cm" svg:y="21.34cm">
          <text:list text:style-name="L3">
            <text:list-item>
              <text:p text:style-name="P24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5" draw:layer="layout" svg:width="6.446cm" svg:height="0.854cm" svg:x="28.751cm" svg:y="24.4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5" draw:layer="layout" svg:width="7.106cm" svg:height="0.854cm" svg:x="28.766cm" svg:y="23.7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5" draw:layer="layout" svg:width="6.75cm" svg:height="0.854cm" svg:x="28.766cm" svg:y="23.0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0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8.279cm" svg:height="0.854cm" svg:x="28.667cm" svg:y="21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10" draw:layer="layout" svg:width="8.279cm" svg:height="0.854cm" svg:x="28.651cm" svg:y="22.0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0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6.966cm" svg:height="0.854cm" svg:x="2.114cm" svg:y="21.316cm">
          <text:list text:style-name="L3">
            <text:list-item>
              <text:p text:style-name="P24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4" draw:layer="layout" svg:width="6.405cm" svg:height="1.346cm" svg:x="14.31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6" draw:text-style-name="P22" draw:layer="layout" draw:type="line" svg:x1="21.955cm" svg:y1="18.931cm" svg:x2="16.114cm" svg:y2="18.944cm" draw:start-shape="id10" draw:start-glue-point="4" draw:end-shape="id3" draw:end-glue-point="9" svg:d="M21955 18931l-5841 13" svg:viewBox="0 0 5842 14">
          <text:p/>
        </draw:connector>
        <draw:connector draw:style-name="gr64" draw:text-style-name="P22" draw:layer="layout" draw:type="line" svg:x1="16.114cm" svg:y1="19.287cm" svg:x2="21.955cm" svg:y2="19.253cm" draw:start-shape="id3" draw:start-glue-point="11" draw:end-shape="id10" draw:end-glue-point="5" svg:d="M16114 19287l5841-34" svg:viewBox="0 0 5842 35">
          <text:p/>
        </draw:connector>
        <draw:connector draw:style-name="gr65" draw:text-style-name="P22" draw:layer="layout" draw:type="line" svg:x1="32.414cm" svg:y1="19.12cm" svg:x2="26.73cm" svg:y2="19.096cm" draw:start-shape="id11" draw:start-glue-point="3" draw:end-shape="id10" svg:d="M32414 19120l-5684-24" svg:viewBox="0 0 5685 25">
          <text:p/>
        </draw:connector>
        <draw:custom-shape draw:style-name="gr66" draw:text-style-name="P10" draw:layer="layout" svg:width="6.31cm" svg:height="0.854cm" svg:x="28.752cm" svg:y="25.125cm">
          <text:list text:style-name="L3">
            <text:list-item>
              <text:p text:style-name="P9"><text:span text:style-name="T3">u – user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7" draw:text-style-name="P22" draw:layer="layout" svg:x1="25.047cm" svg:y1="17.05cm" svg:x2="24.342cm" svg:y2="18.791cm" draw:start-shape="id9" draw:start-glue-point="3" draw:end-shape="id10" draw:end-glue-point="0" svg:d="M25047 17050h-705v1741" svg:viewBox="0 0 706 174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9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6T08:05:23.076665518</dc:date>
    <dc:creator>Igor Zboran</dc:creator>
    <meta:editing-duration>P2DT8H40M10S</meta:editing-duration>
    <meta:editing-cycles>511</meta:editing-cycles>
    <meta:generator>LibreOffice/24.2.6.2$Linux_X86_64 LibreOffice_project/8e9a753d9daaea75c34b417ba1bdf556bf2fc5b3</meta:generator>
    <meta:document-statistic meta:object-count="69"/>
  </office:meta>
</office:document-meta>
</file>